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39cm" fo:margin-left="-0.238cm" fo:margin-right="-1.561cm" fo:margin-top="0cm" fo:margin-bottom="0cm" table:align="margins"/>
    </style:style>
    <style:style style:name="Tabella1.A" style:family="table-column">
      <style:table-column-properties style:column-width="3.649cm" style:rel-column-width="14036*"/>
    </style:style>
    <style:style style:name="Tabella1.B" style:family="table-column">
      <style:table-column-properties style:column-width="13.39cm" style:rel-column-width="51499*"/>
    </style:style>
    <style:style style:name="Tabella1.1" style:family="table-row">
      <style:table-row-properties style:min-row-height="0.002cm" fo:keep-together="auto"/>
    </style:style>
    <style:style style:name="Tabella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la1.A3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A5" style:family="table-cell">
      <style:table-cell-properties style:vertical-align="" fo:background-color="#000000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A11" style:family="table-cell">
      <style:table-cell-properties style:vertical-align="" fo:background-color="#ffffff" fo:padding="0.191cm" fo:border="none">
        <style:background-image/>
      </style:table-cell-properties>
    </style:style>
    <style:style style:name="Tabella1.A21" style:family="table-cell">
      <style:table-cell-properties style:vertical-align="" fo:background-color="#ffffff" fo:padding="0.191cm" fo:border-left="none" fo:border-right="none" fo:border-top="none" fo:border-bottom="0.05pt solid #000000">
        <style:background-image/>
      </style:table-cell-properties>
    </style:style>
    <style:style style:name="Tabella1.30" style:family="table-row">
      <style:table-row-properties style:min-row-height="0.476cm" fo:keep-together="auto"/>
    </style:style>
    <style:style style:name="Tabella1.39" style:family="table-row">
      <style:table-row-properties style:min-row-height="0.286cm" fo:keep-together="auto"/>
    </style:style>
    <style:style style:name="Tabella1.A66" style:family="table-cell">
      <style:table-cell-properties style:vertical-align="" fo:background-color="#000000" fo:padding-left="0.191cm" fo:padding-right="0.191cm" fo:padding-top="0cm" fo:padding-bottom="0cm" fo:border="0.5pt solid #000001">
        <style:background-image/>
      </style:table-cell-properties>
    </style:style>
    <style:style style:name="Tabella1.B66" style:family="table-cell" style:data-style-name="N0">
      <style:table-cell-properties style:vertical-align="" fo:background-color="#000000" fo:padding-left="0.191cm" fo:padding-right="0.191cm" fo:padding-top="0cm" fo:padding-bottom="0cm" fo:border="0.5pt solid #000001">
        <style:background-image/>
      </style:table-cell-properties>
    </style:style>
    <style:style style:name="Tabella1.B69" style:family="table-cell" style:data-style-name="N0">
      <style:table-cell-properties style:vertical-align="" fo:background-color="#ffffff" fo:padding="0.191cm" fo:border="none">
        <style:background-image/>
      </style:table-cell-properties>
    </style:style>
    <style:style style:name="Tabella1.B76" style:family="table-cell" style:data-style-name="N0">
      <style:table-cell-properties style:vertical-align="" fo:background-color="#ffffff" fo:padding="0.191cm" fo:border-left="none" fo:border-right="none" fo:border-top="none" fo:border-bottom="0.05pt solid #000000">
        <style:background-image/>
      </style:table-cell-properties>
    </style:style>
    <style:style style:name="Tabella1.A86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86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87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87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88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88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89" style:family="table-cell">
      <style:table-cell-properties style:vertical-align="" fo:background-color="#000000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89" style:family="table-cell" style:data-style-name="N0">
      <style:table-cell-properties style:vertical-align="" fo:background-color="#000000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90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90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91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91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94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94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95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95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96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96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97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97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98" style:family="table-cell">
      <style:table-cell-properties style:vertical-align="" fo:background-color="#000000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99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99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A100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Tabella1.B100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style:font-name="Calibri1"/>
    </style:style>
    <style:style style:name="P4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</style:style>
    <style:style style:name="P5" style:family="paragraph" style:parent-style-name="Standard">
      <style:paragraph-properties fo:margin-left="1.067cm" fo:margin-right="0cm" fo:margin-top="0cm" fo:margin-bottom="0cm" loext:contextual-spacing="false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6" style:family="paragraph" style:parent-style-name="Standard" style:list-style-name="WWNum8">
      <style:paragraph-properties fo:margin-left="0.318cm" fo:margin-right="0cm" fo:margin-top="0cm" fo:margin-bottom="0cm" loext:contextual-spacing="false" fo:line-height="0.423cm" fo:text-align="start" style:justify-single-word="false" fo:text-indent="-0.318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7" style:family="paragraph" style:parent-style-name="Standard" style:list-style-name="WWNum8">
      <style:paragraph-properties fo:margin-left="0.318cm" fo:margin-right="0cm" fo:margin-top="0cm" fo:margin-bottom="0cm" loext:contextual-spacing="false" fo:line-height="0.423cm" fo:text-align="start" style:justify-single-word="false" fo:text-indent="-0.318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9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0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officeooo:paragraph-rsid="0013b3d8" style:font-name-asian="Calibri2" style:font-size-asian="11pt" style:font-name-complex="Calibri2"/>
    </style:style>
    <style:style style:name="P11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2" style:family="paragraph" style:parent-style-name="Standard" style:list-style-name="WWNum8">
      <style:paragraph-properties fo:margin-left="0.185cm" fo:margin-right="0.397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3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T1" style:family="text">
      <style:text-properties officeooo:rsid="0013b3d8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1">Accesso Al Sistema</text:p>
          </table:table-cell>
        </table:table-row>
        <table:table-row table:style-name="Tabella1.1">
          <table:table-cell table:style-name="Tabella1.A1" office:value-type="string">
            <text:p text:style-name="P1">Attore</text:p>
          </table:table-cell>
          <table:table-cell table:style-name="Tabella1.A1" office:value-type="string">
            <text:p text:style-name="P1">Persona</text:p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p text:style-name="P1">La Persona dispone già delle credenziali d'accesso.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3232818718947111810" text:style-name="WWNum8">
              <text:list-item text:start-value="1">
                <text:p text:style-name="P6">La persona effettua il login, &lt;&lt;include&gt;&gt; “Login Persona”. Fine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08856296357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171609936365203" text:continue-numbering="true" text:style-name="WWNum8">
              <text:list-header>
                <text:p text:style-name="P9">La Persona non dispone delle credenziali d'accesso.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Alternativo (a)</text:p>
          </table:table-cell>
          <table:table-cell table:style-name="Tabella1.A1" office:value-type="string">
            <text:list xml:id="list171609787553545" text:continue-numbering="true" text:style-name="WWNum8">
              <text:list-header>
                <text:p text:style-name="P9">1.a <text:s text:c="2"/>La Persona decide di registrarsi nel Sistema. </text:p>
                <text:p text:style-name="P9"><text:s text:c="9"/>&lt;&lt;include&gt;&gt; “Registrazione Persona”. Fine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10621154052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b)</text:p>
          </table:table-cell>
          <table:table-cell table:style-name="Tabella1.A3" office:value-type="string">
            <text:list xml:id="list171609446801480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</text:p>
            <text:p text:style-name="P1">Alternativo (b)</text:p>
          </table:table-cell>
          <table:table-cell table:style-name="Tabella1.A3" office:value-type="string">
            <text:list xml:id="list171609270245540" text:continue-numbering="true" text:style-name="WWNum8">
              <text:list-header>
                <text:p text:style-name="P9">1.b <text:s text:c="3"/>La Persona decide di uscire dal Sitema. </text:p>
                <text:p text:style-name="P9"><text:s text:c="10"/>&lt;&lt;include&gt;&gt; “Terminazione Sistema”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p text:style-name="P5"/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5">Registrazione Persona</text:p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p text:style-name="P5">Persona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171609874952245" text:continue-list="list171609270245540" text:style-name="WWNum8">
              <text:list-item text:start-value="1">
                <text:p text:style-name="P6">La Persona inscerisce i propri dati personali ed un Username e Password</text:p>
              </text:list-item>
              <text:list-item>
                <text:p text:style-name="P6">Il Sistema avvisa dell'avvenuta registrazione. FINE.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1">Postcondizioni</text:p>
          </table:table-cell>
          <table:table-cell table:style-name="Tabella1.A1" office:value-type="string">
            <text:list xml:id="list171609483380200" text:continue-numbering="true" text:style-name="WWNum8">
              <text:list-header>
                <text:p text:style-name="P9">La Persona viene registrata nel Sistema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09309360100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171609213952405" text:continue-numbering="true" text:style-name="WWNum8">
              <text:list-header>
                <text:p text:style-name="P9">L'Username scelto dalla persona è già pres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</text:p>
            <text:p text:style-name="P1">Alternativo (a)</text:p>
          </table:table-cell>
          <table:table-cell table:style-name="Tabella1.A3" office:value-type="string">
            <text:list xml:id="list171609027285690" text:continue-numbering="true" text:style-name="WWNum8">
              <text:list-header>
                <text:p text:style-name="P9">2.a <text:s text:c="2"/>Il Sistema visualizza un messaggio di errore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p text:style-name="Standard"/>
          </table:table-cell>
        </table:table-row>
        <table:table-row table:style-name="Tabella1.1">
          <table:table-cell table:style-name="Tabella1.A21" office:value-type="string">
            <text:p text:style-name="Standard"/>
          </table:table-cell>
          <table:table-cell table:style-name="Tabella1.A21" office:value-type="string">
            <text:p text:style-name="Standard"/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171610757702010" text:continue-numbering="true" text:style-name="WWNum8">
              <text:list-header>
                <text:p text:style-name="P9">Login Persona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 </text:p>
          </table:table-cell>
          <table:table-cell table:style-name="Tabella1.A3" office:value-type="string">
            <text:list xml:id="list171609860984903" text:continue-numbering="true" text:style-name="WWNum8">
              <text:list-header>
                <text:p text:style-name="P9">Persona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171608940071804" text:continue-list="list171609860984903" text:style-name="WWNum8">
              <text:list-item text:start-value="1">
                <text:p text:style-name="P6">La Persona inscerisce il propro Username e Password.</text:p>
              </text:list-item>
              <text:list-item>
                <text:p text:style-name="P6">&lt;&lt;include&gt;&gt; “Utente Loggato”.Fine.</text:p>
              </text:list-item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e</text:p>
          </table:table-cell>
          <table:table-cell table:style-name="Tabella1.A3" office:value-type="string">
            <text:list xml:id="list171609698892187" text:continue-numbering="true" text:style-name="WWNum8">
              <text:list-header>
                <text:p text:style-name="P9">La Persona è connessa al Sistema come Ut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A3" office:value-type="string">
            <text:list xml:id="list171609330251763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171609685540199" text:continue-numbering="true" text:style-name="WWNum8">
              <text:list-header>
                <text:p text:style-name="P9">L'Username e/o la Password inseriti sono errati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171610725343273" text:continue-numbering="true" text:style-name="WWNum8">
              <text:list-header>
                <text:p text:style-name="P10">2.a <text:s text:c="2"/>Il Sistema visualizza un messaggio d'errore.</text:p>
                <text:p text:style-name="P10">3.a <text:s text:c="2"/>Torna a 1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list xml:id="list171609803907335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30">
          <table:table-cell table:style-name="Tabella1.A21" office:value-type="string">
            <text:p text:style-name="P1"/>
          </table:table-cell>
          <table:table-cell table:style-name="Tabella1.A21" office:value-type="string">
            <text:list xml:id="list171610211455968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171609297946537" text:continue-numbering="true" text:style-name="WWNum8">
              <text:list-header>
                <text:p text:style-name="P9">Terminazione Sistema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171609723715414" text:continue-numbering="true" text:style-name="WWNum8">
              <text:list-header>
                <text:p text:style-name="P9">Persona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171609196175965" text:continue-list="list171609723715414" text:style-name="WWNum8">
              <text:list-item text:start-value="1">
                <text:p text:style-name="P6">La Persona sceglie di scollegarsi dal Sistema.</text:p>
              </text:list-item>
              <text:list-item>
                <text:p text:style-name="P6">Il Sistema si arresta. Fine.</text:p>
              </text:list-item>
            </text:list>
          </table:table-cell>
        </table:table-row>
        <text:soft-page-break/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list xml:id="list171610222709395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171610129108757" text:continue-numbering="true" text:style-name="WWNum8">
              <text:list-header>
                <text:p text:style-name="P9">Utente Loggato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171609994583205" text:continue-numbering="true" text:style-name="WWNum8">
              <text:list-header>
                <text:p text:style-name="P9">Utent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171609530444138" text:continue-numbering="true" text:style-name="WWNum8">
              <text:list-header>
                <text:p text:style-name="P9">La Persona è connessa al Sistema come Ut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171609374765433" text:continue-list="list171609530444138" text:style-name="WWNum8">
              <text:list-item text:start-value="1">
                <text:p text:style-name="P6">L'Utente sceglie di registrarsi come Fruitore.</text:p>
              </text:list-item>
              <text:list-item>
                <text:p text:style-name="P6">L'Utente diventa Fruitore. &lt;&lt;include&gt;&gt;”Diventa Fruitore”. Fine.</text:p>
              </text:list-item>
            </text:list>
          </table:table-cell>
        </table:table-row>
        <table:table-row table:style-name="Tabella1.39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10597191812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171610222085841" text:continue-numbering="true" text:style-name="WWNum8">
              <text:list-header>
                <text:p text:style-name="P9">La Persona è connessa al Sistema come Ut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171609532907548" text:continue-numbering="true" text:style-name="WWNum8">
              <text:list-header>
                <text:p text:style-name="P9">1.a <text:s text:c="2"/>L'Utente sceglie di registrarsi come Operatore.</text:p>
              </text:list-header>
            </text:list>
            <text:p text:style-name="P1">2.a <text:s text:c="2"/>L'Utente diventa Operatore.&lt;&lt;include&gt;&gt; “Diventa Operatore”.Fine.</text:p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08998725030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b)</text:p>
          </table:table-cell>
          <table:table-cell table:style-name="Tabella1.A3" office:value-type="string">
            <text:list xml:id="list171610705472357" text:continue-numbering="true" text:style-name="WWNum8">
              <text:list-header>
                <text:p text:style-name="P9">1.b <text:s text:c="2"/>L'utente sceglie di abbandonare 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i <text:s/>(b)</text:p>
          </table:table-cell>
          <table:table-cell table:style-name="Tabella1.A3" office:value-type="string">
            <text:list xml:id="list171610513120463" text:continue-numbering="true" text:style-name="WWNum8">
              <text:list-header>
                <text:p text:style-name="P9">L'Utente torna ad essere una Persona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08884724652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c)</text:p>
          </table:table-cell>
          <table:table-cell table:style-name="Tabella1.A3" office:value-type="string">
            <text:list xml:id="list171610342758678" text:continue-numbering="true" text:style-name="WWNum8">
              <text:list-header>
                <text:p text:style-name="P9">L'Utente è presente come 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c)</text:p>
          </table:table-cell>
          <table:table-cell table:style-name="Tabella1.A3" office:value-type="string">
            <text:list xml:id="list171610902022281" text:continue-numbering="true" text:style-name="WWNum8">
              <text:list-header>
                <text:p text:style-name="P9">1.c <text:s/>L'Utente chiede di collegarsi come Fruitore.</text:p>
                <text:p text:style-name="P10">2.c <text:s/>Il Sistema collega l'Utente come Fruitore, </text:p>
                <text:p text:style-name="P10"><text:s text:c="7"/>&lt;&lt;include&gt;&gt; “Fruitore Loggato”. Fine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09109112659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d)</text:p>
          </table:table-cell>
          <table:table-cell table:style-name="Tabella1.A3" office:value-type="string">
            <text:list xml:id="list171608979147123" text:continue-numbering="true" text:style-name="WWNum8">
              <text:list-header>
                <text:p text:style-name="P9">L'Utente non è presente come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d)</text:p>
          </table:table-cell>
          <table:table-cell table:style-name="Tabella1.A3" office:value-type="string">
            <text:list xml:id="list171610401481567" text:continue-numbering="true" text:style-name="WWNum8">
              <text:list-header>
                <text:p text:style-name="P9">1.d <text:s/>L'Utente chiede di collegarsi come Fruitore</text:p>
                <text:p text:style-name="P9">2.d <text:s/>Il Sistema visualizza un messaggio di errore.</text:p>
                <text:p text:style-name="P9">3.d <text:s/>Torna al punto 1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09721425443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e)</text:p>
          </table:table-cell>
          <table:table-cell table:style-name="Tabella1.A3" office:value-type="string">
            <text:list xml:id="list171609100197316" text:continue-numbering="true" text:style-name="WWNum8">
              <text:list-header>
                <text:p text:style-name="P9">L'Utente è presente come Opera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e)</text:p>
          </table:table-cell>
          <table:table-cell table:style-name="Tabella1.A3" office:value-type="string">
            <text:list xml:id="list171610098251110" text:continue-numbering="true" text:style-name="WWNum8">
              <text:list-item>
                <text:list>
                  <text:list-header>
                    <text:p text:style-name="P9">1.e <text:s/>L'Utente sceglie di collegarsi come Operatore.</text:p>
                  </text:list-header>
                </text:list>
              </text:list-item>
            </text:list>
            <text:p text:style-name="P1">2.e <text:s/>Il Sistema collega l'Utente come Operatore. &lt;&lt;include&gt;&gt; </text:p>
            <text:p text:style-name="P1"><text:s text:c="8"/>“Operatore Loggato”. Fine.</text:p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09099617052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f)</text:p>
          </table:table-cell>
          <table:table-cell table:style-name="Tabella1.A3" office:value-type="string">
            <text:list xml:id="list171610761993260" text:continue-numbering="true" text:style-name="WWNum8">
              <text:list-header>
                <text:p text:style-name="P9">L'Utente non è presente come Opera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f)</text:p>
          </table:table-cell>
          <table:table-cell table:style-name="Tabella1.A3" office:value-type="string">
            <text:list xml:id="list171610642838216" text:continue-numbering="true" text:style-name="WWNum8">
              <text:list-header>
                <text:p text:style-name="P9">1.f <text:s/>L'Utente chiede di collegarsi come Operatore.</text:p>
                <text:p text:style-name="P9">2.f <text:s/>Il Sistema visualizza un messaggio d'errore.</text:p>
                <text:p text:style-name="P9">3.f <text:s/>Torna al punto 1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list xml:id="list171609032646883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A21" office:value-type="string">
            <text:list xml:id="list171608916529102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171609029742055" text:continue-numbering="true" text:style-name="WWNum8">
              <text:list-header>
                <text:p text:style-name="P9">Fruitore Loggato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171609003092567" text:continue-numbering="true" text:style-name="WWNum8">
              <text:list-header>
                <text:p text:style-name="P9">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171609233173921" text:continue-numbering="true" text:style-name="WWNum8">
              <text:list-header>
                <text:p text:style-name="P9">Manchino X giorni o meno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<text:soft-page-break/>Principale</text:p>
          </table:table-cell>
          <table:table-cell table:style-name="Tabella1.A3" office:value-type="string">
            <text:list xml:id="list171610806236300" text:continue-list="list171609233173921" text:style-name="WWNum8">
              <text:list-item text:start-value="1">
                <text:p text:style-name="P6">Il Fruitore rinnova la sua iscrizione.</text:p>
              </text:list-item>
              <text:list-item>
                <text:p text:style-name="P6"><text:soft-page-break/>Viene effettuato il rinnovo dell'iscrizione, </text:p>
                <text:p text:style-name="P6"><text:s text:c="4"/>&lt;&lt;include&gt;&gt;”Rinnovo Iscrizione”. Fine.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1608843659040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171610421690641" text:continue-numbering="true" text:style-name="WWNum8">
              <text:list-header>
                <text:p text:style-name="P9">Manchino più di X giorni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171609728594970" text:continue-numbering="true" text:style-name="WWNum8">
              <text:list-header>
                <text:p text:style-name="P9">2.a <text:s/>Il Sistema visualizza un messaggio d'errore. Fine.</text:p>
              </text:list-header>
            </text:list>
          </table:table-cell>
        </table:table-row>
        <table:table-row table:style-name="Tabella1.1">
          <table:table-cell table:style-name="Tabella1.A66" office:value-type="string">
            <text:p text:style-name="P1"/>
          </table:table-cell>
          <table:table-cell table:style-name="Tabella1.B66">
            <text:list xml:id="list171609794733270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b)</text:p>
          </table:table-cell>
          <table:table-cell table:style-name="Tabella1.A3" office:value-type="string">
            <text:list xml:id="list171610543628412" text:continue-numbering="true" text:style-name="WWNum8">
              <text:list-header>
                <text:p text:style-name="P9">1.b <text:s/>Il Frui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i (b)</text:p>
          </table:table-cell>
          <table:table-cell table:style-name="Tabella1.A3" office:value-type="string">
            <text:list xml:id="list171609890997309" text:continue-numbering="true" text:style-name="WWNum8">
              <text:list-header>
                <text:p text:style-name="P9">Il Fruitore torna ad essete un Utent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171610237655102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171609604369544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list xml:id="list171609972290017" text:continue-numbering="true" text:style-name="WWNum8">
              <text:list-header>
                <text:p text:style-name="P9">Rinnovo Iscrizion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171609308911058" text:continue-numbering="true" text:style-name="WWNum8">
              <text:list-header>
                <text:p text:style-name="P9">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171609591080127" text:continue-numbering="true" text:style-name="WWNum8">
              <text:list-header>
                <text:p text:style-name="P9">Manchino X giorni alla scadenza dell'iscrizio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171610322270026" text:continue-list="list171609591080127" text:style-name="WWNum8">
              <text:list-item text:start-value="1">
                <text:p text:style-name="P6">Il Sistema aggiorna la data di fine iscrizione del Fruitore. Fine.</text:p>
              </text:list-item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171609913544770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B76">
            <text:list xml:id="list171609074934329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Nome</text:p>
          </table:table-cell>
          <table:table-cell table:style-name="Tabella1.A3" office:value-type="string">
            <text:p text:style-name="P2">Operatore Loggato</text:p>
          </table:table-cell>
        </table:table-row>
        <table:table-row table:style-name="Tabella1.1">
          <table:table-cell table:style-name="Tabella1.A3" office:value-type="string">
            <text:p text:style-name="P2">Attore</text:p>
            <text:p text:style-name="P2">Principale</text:p>
          </table:table-cell>
          <table:table-cell table:style-name="Tabella1.A3" office:value-type="string">
            <text:p text:style-name="P2">Operatore</text:p>
          </table:table-cell>
        </table:table-row>
        <table:table-row table:style-name="Tabella1.1">
          <table:table-cell table:style-name="Tabella1.A3" office:value-type="string">
            <text:p text:style-name="P3">Precondizioni</text:p>
          </table:table-cell>
          <table:table-cell table:style-name="Tabella1.A3" office:value-type="string">
            <text:list xml:id="list171609322527306" text:continue-numbering="true" text:style-name="WWNum8">
              <text:list-header>
                <text:p text:style-name="P11">L'utente sia loggato come opera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Principale</text:p>
          </table:table-cell>
          <table:table-cell table:style-name="Tabella1.A3" office:value-type="string">
            <text:list xml:id="list171610045413510" text:continue-numbering="true" text:style-name="WWNum8">
              <text:list-item>
                <text:p text:style-name="P7">Il Sistema mostra all'Operatore le operazioni che può compiere.</text:p>
              </text:list-item>
              <text:list-item>
                <text:p text:style-name="P7">L'operatore richiede al Sistema di visualizzate tutti i Fruitori.</text:p>
              </text:list-item>
              <text:list-item>
                <text:p text:style-name="P7">Il Sistema visualizza la lista di tutti i Fruitori. Torna a 1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171609391262251" text:continue-numbering="true" text:style-name="WWNum8">
              <text:list-header>
                <text:p text:style-name="P7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a)</text:p>
          </table:table-cell>
          <table:table-cell table:style-name="Tabella1.A3" office:value-type="string">
            <text:list xml:id="list171610056767192" text:continue-numbering="true" text:style-name="WWNum8">
              <text:list-header>
                <text:p text:style-name="P11">1.a <text:s/>L'Opera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Postcondizioni <text:span text:style-name="T1">(a)</text:span></text:p>
          </table:table-cell>
          <table:table-cell table:style-name="Tabella1.A3" office:value-type="string">
            <text:list xml:id="list171610324808924" text:continue-numbering="true" text:style-name="WWNum8">
              <text:list-header>
                <text:p text:style-name="P11">L'Operatore torna ad essere un Utente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171608796525776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B76">
            <text:list xml:id="list171609835138249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Nome</text:p>
          </table:table-cell>
          <table:table-cell table:style-name="Tabella1.B100" office:value-type="string">
            <text:list xml:id="list171609111439100" text:continue-numbering="true" text:style-name="WWNum8">
              <text:list-header>
                <text:p text:style-name="P9">Diventa Fruitore</text:p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Precondizioni</text:p>
          </table:table-cell>
          <table:table-cell table:style-name="Tabella1.B100" office:value-type="string">
            <text:list xml:id="list171609076909303" text:continue-numbering="true" text:style-name="WWNum8">
              <text:list-header>
                <text:p text:style-name="P9">L'Utene è maggiorenne e non è registrato come Fruitore.</text:p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Scenario Principale</text:p>
          </table:table-cell>
          <table:table-cell table:style-name="Tabella1.B100" office:value-type="string">
            <text:list xml:id="list171609656144627" text:continue-numbering="true" text:style-name="WWNum8">
              <text:list-header>
                <text:p text:style-name="P9">1. <text:s/>L'Utente viene inserito nel sistema anche come Fruitore. Fine.</text:p>
              </text:list-header>
            </text:list>
          </table:table-cell>
        </table:table-row>
        <table:table-row table:style-name="Tabella1.1">
          <table:table-cell table:style-name="Tabella1.A98" office:value-type="string">
            <text:p text:style-name="P1"/>
          </table:table-cell>
          <table:table-cell table:style-name="Tabella1.B89">
            <text:list xml:id="list171610722580074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Precondizioni (a)</text:p>
          </table:table-cell>
          <table:table-cell table:style-name="Tabella1.B100" office:value-type="string">
            <text:list xml:id="list171610085542357" text:continue-numbering="true" text:style-name="WWNum8">
              <text:list-header>
                <text:p text:style-name="P9">L'Utente è già registrato come Fruitore o non è maggiorenne.</text:p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Scenario Alternativo (a)</text:p>
          </table:table-cell>
          <table:table-cell table:style-name="Tabella1.B100" office:value-type="string">
            <text:list xml:id="list171610176167353" text:continue-numbering="true" text:style-name="WWNum8">
              <text:list-header>
                <text:p text:style-name="P9">1.a <text:s/>Il Sistema visualizza un messaggio d'errore. Fine.</text:p>
              </text:list-header>
            </text:list>
          </table:table-cell>
        </table:table-row>
        <text:soft-page-break/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171609812049971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B76">
            <text:list xml:id="list171610493399991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Nome</text:p>
          </table:table-cell>
          <table:table-cell table:style-name="Tabella1.B100" office:value-type="string">
            <text:list xml:id="list171609199928294" text:continue-numbering="true" text:style-name="WWNum8">
              <text:list-header>
                <text:p text:style-name="P9">Diventa Operatore</text:p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Attori </text:p>
          </table:table-cell>
          <table:table-cell table:style-name="Tabella1.B100" office:value-type="string">
            <text:list xml:id="list171609056017062" text:continue-numbering="true" text:style-name="WWNum8">
              <text:list-header>
                <text:p text:style-name="P9">Utente</text:p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Precondizioni</text:p>
          </table:table-cell>
          <table:table-cell table:style-name="Tabella1.B100" office:value-type="string">
            <text:list xml:id="list171610536502797" text:continue-numbering="true" text:style-name="WWNum8">
              <text:list-header>
                <text:p text:style-name="P9">L'Utente non è già registrato come Operatore.</text:p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Scenario Principale</text:p>
          </table:table-cell>
          <table:table-cell table:style-name="Tabella1.B100" office:value-type="string">
            <text:list xml:id="list171608979518277" text:continue-numbering="true" text:style-name="WWNum8">
              <text:list-header>
                <text:p text:style-name="P9">1. <text:s text:c="2"/>L'Utente viene insetiro all'interno del Sistema anche come Operatore.</text:p>
                <text:p text:style-name="P9"><text:s text:c="7"/>Fine.</text:p>
              </text:list-header>
            </text:list>
          </table:table-cell>
        </table:table-row>
        <table:table-row table:style-name="Tabella1.1">
          <table:table-cell table:style-name="Tabella1.A98" office:value-type="string">
            <text:p text:style-name="P1"/>
          </table:table-cell>
          <table:table-cell table:style-name="Tabella1.B89">
            <text:list xml:id="list171609284150082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Precondizioni (a)</text:p>
          </table:table-cell>
          <table:table-cell table:style-name="Tabella1.B100" office:value-type="string">
            <text:list xml:id="list171610532318933" text:continue-numbering="true" text:style-name="WWNum8">
              <text:list-header>
                <text:p text:style-name="P9">L'Utente è già registrato come Operatore.</text:p>
              </text:list-header>
            </text:list>
          </table:table-cell>
        </table:table-row>
        <table:table-row table:style-name="Tabella1.1">
          <table:table-cell table:style-name="Tabella1.A100" office:value-type="string">
            <text:p text:style-name="P1">Scenario Alternativo (a)</text:p>
          </table:table-cell>
          <table:table-cell table:style-name="Tabella1.B100" office:value-type="string">
            <text:list xml:id="list171610395909062" text:continue-numbering="true" text:style-name="WWNum8">
              <text:list-header>
                <text:p text:style-name="P9">1.a <text:s/>Il Sistema visualizza un messaggio d'errore. Fine.</text:p>
              </text:list-header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7:16:08.652291457</dc:date>
    <meta:generator>LibreOffice/5.1.6.2$Linux_X86_64 LibreOffice_project/10m0$Build-2</meta:generator>
    <meta:editing-duration>PT2H42M6S</meta:editing-duration>
    <meta:editing-cycles>67</meta:editing-cycles>
    <meta:document-statistic meta:table-count="1" meta:image-count="0" meta:object-count="0" meta:page-count="4" meta:paragraph-count="164" meta:word-count="657" meta:character-count="4677" meta:non-whitespace-character-count="4111"/>
  </office:meta>
</office:document-meta>
</file>